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0000" draw:fill-color="#ffffff" draw:textarea-horizontal-align="justify" draw:textarea-vertical-align="middle" draw:auto-grow-height="false" fo:min-height="5.95cm" fo:min-width="5.4cm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1.376cm" fo:min-width="3.6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1.376cm" fo:min-width="6.126cm"/>
    </style:style>
    <style:style style:name="gr5" style:family="graphic" style:parent-style-name="text">
      <style:graphic-properties fo:min-height="1.451cm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1.466cm" fo:min-width="3.616cm"/>
    </style:style>
    <style:style style:name="gr7" style:family="graphic" style:parent-style-name="objectwithoutfill">
      <style:graphic-properties draw:stroke="none" svg:stroke-color="#000000" draw:fill="none" draw:fill-color="#ffffff" fo:min-height="14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6.2cm" svg:x="32.3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cm" svg:height="1.8cm" svg:x="44.3cm" svg:y="16cm">
          <text:p text:style-name="P2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3cm" svg:height="1.8cm" svg:x="34.3cm" svg:y="20cm">
          <text:p text:style-name="P2">ObjectInit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3cm" svg:height="1.8cm" svg:x="32cm" svg:y="23.7cm">
          <text:p text:style-name="P2">MemberKe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46.45cm" svg:y1="17.8cm" svg:x2="36.45cm" svg:y2="20cm" draw:start-shape="id1" draw:start-glue-point="2" draw:end-shape="id2" draw:end-glue-point="0" svg:d="M46450 17800c0 1651-10000 552-10000 2200" svg:viewBox="0 0 10001 2201">
          <text:p text:style-name="P2">`{`</text:p>
        </draw:connector>
        <draw:custom-shape draw:style-name="gr2" draw:text-style-name="P2" xml:id="id4" draw:id="id4" draw:layer="layout" svg:width="4.3cm" svg:height="1.8cm" svg:x="32cm" svg:y="27.8cm">
          <text:p text:style-name="P2">PostKe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3cm" svg:height="1.8cm" svg:x="32cm" svg:y="31.6cm">
          <text:p text:style-name="P2">PostDelimi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6.45cm" svg:y1="21.8cm" svg:x2="34.15cm" svg:y2="23.7cm" draw:start-shape="id2" draw:start-glue-point="2" draw:end-shape="id3" draw:end-glue-point="0" svg:d="M36450 21800c0 1426-2300 477-2300 1900" svg:viewBox="0 0 2301 1901">
          <text:p text:style-name="P2">`”`</text:p>
        </draw:connector>
        <draw:connector draw:style-name="gr3" draw:text-style-name="P3" draw:layer="layout" draw:type="curve" svg:x1="34.15cm" svg:y1="25.5cm" svg:x2="34.15cm" svg:y2="27.8cm" draw:start-shape="id3" draw:start-glue-point="2" draw:end-shape="id4" draw:end-glue-point="0" svg:d="M34150 25500v2300" svg:viewBox="0 0 1 2301">
          <text:p text:style-name="P2">`”` <text:s text:c="3"/></text:p>
        </draw:connector>
        <draw:connector draw:style-name="gr3" draw:text-style-name="P3" draw:layer="layout" draw:type="curve" svg:x1="34.15cm" svg:y1="29.6cm" svg:x2="34.15cm" svg:y2="31.6cm" draw:start-shape="id4" draw:start-glue-point="2" draw:end-shape="id5" draw:end-glue-point="0" svg:d="M34150 29600v2000" svg:viewBox="0 0 1 2001">
          <text:p text:style-name="P2">`:` <text:s text:c="3"/></text:p>
        </draw:connector>
        <draw:custom-shape draw:style-name="gr2" draw:text-style-name="P2" xml:id="id6" draw:id="id6" draw:layer="layout" svg:width="4.3cm" svg:height="1.8cm" svg:x="24.9cm" svg:y="36cm">
          <text:p text:style-name="P2">ValueStr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3cm" svg:height="1.8cm" svg:x="29.6cm" svg:y="36cm">
          <text:p text:style-name="P2">ValueNul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3cm" svg:height="1.8cm" svg:x="34.4cm" svg:y="36.032cm">
          <text:p text:style-name="P2">ValueBoo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4.15cm" svg:y1="33.4cm" svg:x2="27.05cm" svg:y2="36cm" draw:start-shape="id5" draw:start-glue-point="2" draw:end-shape="id6" draw:end-glue-point="0" svg:d="M34150 33400c0 1951-7100 652-7100 2600" svg:viewBox="0 0 7101 2601">
          <text:p text:style-name="P2">`”`</text:p>
        </draw:connector>
        <draw:connector draw:style-name="gr3" draw:text-style-name="P3" draw:layer="layout" draw:type="curve" svg:x1="34.15cm" svg:y1="33.4cm" svg:x2="31.75cm" svg:y2="36cm" draw:start-shape="id5" draw:start-glue-point="2" draw:end-shape="id7" draw:end-glue-point="0" svg:d="M34150 33400c0 1951-2400 652-2400 2600" svg:viewBox="0 0 2401 2601">
          <text:p text:style-name="P2">`n` <text:s/></text:p>
        </draw:connector>
        <draw:connector draw:style-name="gr3" draw:text-style-name="P3" draw:layer="layout" draw:type="curve" svg:x1="34.15cm" svg:y1="33.4cm" svg:x2="36.55cm" svg:y2="36.032cm" draw:start-shape="id5" draw:start-glue-point="2" draw:end-shape="id8" svg:d="M34150 33400c0 1975 2400 660 2400 2632" svg:viewBox="0 0 2401 2633">
          <text:p text:style-name="P2">`t` | `f`</text:p>
        </draw:connector>
        <draw:custom-shape draw:style-name="gr2" draw:text-style-name="P2" xml:id="id9" draw:id="id9" draw:layer="layout" svg:width="4.3cm" svg:height="1.8cm" svg:x="32cm" svg:y="41.1cm">
          <text:p text:style-name="P2">PostMemb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6.8cm" svg:height="1.8cm" svg:x="18.7cm" svg:y="46.1cm">
          <text:p text:style-name="P2">PostMemberDelimi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1.75cm" svg:y1="37.8cm" svg:x2="34.15cm" svg:y2="41.1cm" draw:start-shape="id7" draw:start-glue-point="2" draw:end-shape="id9" draw:end-glue-point="0" svg:d="M31750 37800c0 2476 2400 827 2400 3300" svg:viewBox="0 0 2401 3301">
          <text:p text:style-name="P2">` `</text:p>
        </draw:connector>
        <draw:connector draw:style-name="gr3" draw:text-style-name="P3" draw:layer="layout" draw:type="curve" svg:x1="34.15cm" svg:y1="42.9cm" svg:x2="22.1cm" svg:y2="46.1cm" draw:start-shape="id9" draw:start-glue-point="2" draw:end-shape="id10" draw:end-glue-point="0" svg:d="M34150 42900c0 2401-12050 802-12050 3200" svg:viewBox="0 0 12051 3201">
          <text:p text:style-name="P2">`,` <text:s text:c="3"/></text:p>
        </draw:connector>
        <draw:connector draw:style-name="gr3" draw:text-style-name="P3" draw:layer="layout" draw:type="curve" svg:x1="27.05cm" svg:y1="37.8cm" svg:x2="34.15cm" svg:y2="41.1cm" draw:start-shape="id6" draw:start-glue-point="2" draw:end-shape="id9" svg:d="M27050 37800c0 2476 7100 827 7100 3300" svg:viewBox="0 0 7101 3301">
          <text:p text:style-name="P2">`”`</text:p>
        </draw:connector>
        <draw:connector draw:style-name="gr3" draw:text-style-name="P3" draw:layer="layout" draw:type="curve" svg:x1="36.55cm" svg:y1="37.832cm" svg:x2="34.15cm" svg:y2="41.1cm" draw:start-shape="id8" draw:start-glue-point="2" draw:end-shape="id9" draw:end-glue-point="0" svg:d="M36550 37832c0 2452-2400 819-2400 3268" svg:viewBox="0 0 2401 3269">
          <text:p text:style-name="P2">` `</text:p>
        </draw:connector>
        <draw:connector draw:style-name="gr3" draw:text-style-name="P3" draw:layer="layout" draw:type="curve" svg:x1="34.15cm" svg:y1="42.9cm" svg:x2="48.6cm" svg:y2="16.9cm" draw:start-shape="id9" draw:start-glue-point="2" draw:end-shape="id1" draw:end-glue-point="1" svg:d="M34150 42900c0 753 7476 628 11277-6060s3926-19940 3173-19940" svg:viewBox="0 0 14816 26313">
          <text:p text:style-name="P2"><text:s text:c="10"/><text:s text:c="10"/><text:s text:c="10"/><text:s text:c="10"/><text:s text:c="10"/><text:s text:c="10"/><text:s text:c="3"/>`}`</text:p>
        </draw:connector>
        <draw:connector draw:style-name="gr3" draw:text-style-name="P3" draw:layer="layout" draw:type="curve" svg:x1="36.45cm" svg:y1="21.8cm" svg:x2="48.6cm" svg:y2="16.9cm" draw:start-shape="id2" draw:start-glue-point="2" draw:end-shape="id1" draw:end-glue-point="1" svg:d="M36450 21800c0 753 6326 628 9552-785s3351-4115 2598-4115" svg:viewBox="0 0 12532 5357">
          <text:p text:style-name="P2"><text:s text:c="11"/>`}`</text:p>
        </draw:connector>
        <draw:connector draw:style-name="gr3" draw:text-style-name="P3" draw:layer="layout" draw:type="curve" svg:x1="18.7cm" svg:y1="47cm" svg:x2="32cm" svg:y2="24.6cm" draw:start-shape="id10" draw:start-glue-point="3" draw:end-shape="id3" draw:end-glue-point="3" svg:d="M18700 47000c-751 0-7401-22400 13300-22400" svg:viewBox="0 0 14908 22401">
          <text:p text:style-name="P2">`” =` <text:s/><text:s text:c="8"/><text:s text:c="8"/><text:s text:c="8"/><text:s text:c="7"/></text:p>
        </draw:connector>
        <draw:frame draw:style-name="gr5" draw:text-style-name="P4" draw:layer="layout" svg:width="18.9cm" svg:height="1.701cm" svg:x="27.8cm" svg:y="12.899cm">
          <draw:text-box>
            <text:p text:style-name="P4"><text:span text:style-name="T1">Stat</text:span><text:span text:style-name="T1">e </text:span><text:span text:style-name="T1">digr</text:span><text:span text:style-name="T1">am </text:span><text:span text:style-name="T1">for </text:span><text:span text:style-name="T1">par</text:span><text:span text:style-name="T1">sin</text:span><text:span text:style-name="T1">g </text:span><text:span text:style-name="T1">JS</text:span><text:span text:style-name="T1">ON </text:span><text:span text:style-name="T1">stri</text:span><text:span text:style-name="T1">ngs</text:span></text:p>
          </draw:text-box>
        </draw:frame>
        <draw:custom-shape draw:style-name="gr6" draw:text-style-name="P2" xml:id="id11" draw:id="id11" draw:layer="layout" svg:width="4.3cm" svg:height="1.9cm" svg:x="39.4cm" svg:y="36cm">
          <text:p text:style-name="P2">ValueNumb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4.15cm" svg:y1="33.4cm" svg:x2="41.55cm" svg:y2="36cm" draw:start-shape="id5" draw:start-glue-point="2" draw:end-shape="id11" svg:d="M34150 33400c0 1951 7400 652 7400 2600" svg:viewBox="0 0 7401 2601">
          <text:p text:style-name="P2"><text:s text:c="20"/><text:s text:c="20"/><text:s text:c="6"/>[0-9] | `-`</text:p>
        </draw:connector>
        <draw:connector draw:style-name="gr3" draw:text-style-name="P3" draw:layer="layout" draw:type="curve" svg:x1="41.55cm" svg:y1="37.9cm" svg:x2="34.15cm" svg:y2="41.1cm" draw:start-shape="id11" draw:start-glue-point="2" draw:end-shape="id9" draw:end-glue-point="0" svg:d="M41550 37900c0 2401-7400 802-7400 3200" svg:viewBox="0 0 7401 3201">
          <text:p text:style-name="P2">` `</text:p>
        </draw:connector>
        <draw:frame draw:style-name="gr7" draw:text-style-name="P5" draw:layer="layout" svg:width="15.3cm" svg:height="17.315cm" svg:x="2.1cm" svg:y="11.018cm">
          <draw:text-box>
            <text:p>JSON strings can be iteratively parsed following this state transition diagram.</text:p>
            <text:p/>
            <text:p>This diagram does not yet include arrays but that should be trivial to add</text:p>
            <text:p/>
            <text:p>It also does not yet include any exception handling. To meet the JSON standard it is very important to add this</text:p>
            <text:p/>
            <text:p>- annotations on arrows indicate the character match that will trigger a state transition.</text:p>
            <text:p/>
            <text:p>- Each state (with the exception of MemberKey and Value*) can transition back to itself on a valid whitespace character [‘ ’, ‘\n’, ‘\t’… etc]. Any other unexpected characters should trigger an error</text:p>
            <text:p/>
            <text:p>- Certain state transitions should trigger callbacks on the handler e.g. onObjectStart, onKey etc.</text:p>
            <text:p/>
            <text:p>- A global string buffer is used to append chars when parsing Keys, Strings etc. This is then passed to the handler on certain callbacks and then reset.</text:p>
          </draw:text-box>
        </draw:frame>
        <draw:connector draw:style-name="gr3" draw:text-style-name="P3" draw:layer="layout" draw:type="curve" svg:x1="36.3cm" svg:y1="32.5cm" svg:x2="38.6cm" svg:y2="20.9cm" draw:start-shape="id5" draw:start-glue-point="1" draw:end-shape="id2" draw:end-glue-point="1" svg:d="M36300 32500c4203 0 3053-11600 2300-11600" svg:viewBox="0 0 3036 11601">
          <text:p text:style-name="P2"><text:s text:c="11"/>`{`</text:p>
        </draw:connector>
        <draw:connector draw:style-name="gr3" draw:text-style-name="P3" draw:layer="layout" draw:type="curve" draw:line-skew="1.21cm -1.811cm" svg:x1="48.6cm" svg:y1="16.9cm" svg:x2="46.45cm" svg:y2="16cm" draw:start-shape="id1" draw:start-glue-point="1" draw:end-shape="id1" draw:end-glue-point="0" svg:d="M48600 16900c2568 0 2141-1606 961-2698s-3111-1670-3111 1798" svg:viewBox="0 0 4044 3542">
          <text:p text:style-name="P2">`}`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4:34:37.672113661</meta:creation-date>
    <dc:date>2018-09-26T18:03:53.612727686</dc:date>
    <meta:editing-duration>PT48M29S</meta:editing-duration>
    <meta:editing-cycles>9</meta:editing-cycles>
    <meta:generator>LibreOffice/6.0.6.2$Linux_X86_64 LibreOffice_project/00m0$Build-2</meta:generator>
    <meta:document-statistic meta:object-count="32"/>
  </office:meta>
</office:document-meta>
</file>